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.261cm"/>
      <style:paragraph-properties style:writing-mode="lr-tb"/>
    </style:style>
    <style:style style:name="pr3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4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Impress1-title">
      <style:graphic-properties draw:auto-grow-height="true" fo:min-height="3.507cm"/>
      <style:paragraph-properties style:writing-mode="lr-tb"/>
    </style:style>
    <style:style style:name="pr6" style:family="presentation" style:parent-style-name="Impress1-outline1">
      <style:graphic-properties fo:min-height="11.93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98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333333" style:text-outline="false" style:text-line-through-style="none" style:text-line-through-type="none" style:font-name="Noto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cm" svg:x="2.2cm" svg:y="11.4cm" presentation:class="title">
          <draw:text-box>
            <text:p text:style-name="P1">GoSolo</text:p>
          </draw:text-box>
        </draw:frame>
        <draw:frame presentation:style-name="pr2" draw:text-style-name="P3" draw:layer="layout" svg:width="23.8cm" svg:height="3.261cm" svg:x="2.2cm" svg:y="16.13cm" presentation:class="subtitle" presentation:user-transformed="true">
          <draw:text-box>
            <text:p text:style-name="P1"><text:span text:style-name="T1">Presented By:</text:span></text:p>
            <text:p text:style-name="P1"><text:span text:style-name="T1">Group B</text:span></text:p>
            <text:p text:style-name="P1"><text:span text:style-name="T1">Tushar Chavan : 10552610</text:span></text:p>
            <text:p text:style-name="P1"><text:span text:style-name="T1">Bijendra Gaur : 10525552</text:span></text:p>
            <text:p text:style-name="P1"><text:span text:style-name="T1">Shrivardhan Limbkar : 10573876</text:span></text:p>
          </draw:text-box>
        </draw:frame>
        <draw:frame presentation:style-name="pr3" draw:text-style-name="P4" draw:layer="layout" svg:width="23.8cm" svg:height="2.729cm" svg:x="2.4cm" svg:y="3.6cm">
          <draw:text-box>
            <text:p><text:span text:style-name="T2">B9IS123 Programming for Information Syste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text-style-name="P6" draw:layer="layout" svg:width="24.599cm" svg:height="3.507cm" svg:x="2cm" svg:y="0.836cm" presentation:class="title" presentation:user-transformed="true">
          <draw:text-box>
            <text:p>Project Overview</text:p>
          </draw:text-box>
        </draw:frame>
        <draw:frame presentation:style-name="pr6" draw:text-style-name="P6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>GoSolo, is an Ireland online travel company that operates a website with user-generated content. It also offers online hotel reservations and bookings for B&amp;B, lodging, bar, clubbing experiences, and restaurant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text-style-name="P6" draw:layer="layout" svg:width="24.599cm" svg:height="3.507cm" svg:x="2cm" svg:y="0.836cm" presentation:class="title" presentation:user-transformed="true">
          <draw:text-box>
            <text:p>Technologies Used</text:p>
          </draw:text-box>
        </draw:frame>
        <draw:frame presentation:style-name="pr6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Frontend – </text:span>Angular9, HTML5, CSS3, <text:tab/> <text:s text:c="29"/>Typescript, Material UI.</text:p>
                <text:p/>
              </text:list-item>
              <text:list-item>
                <text:p>Backend – Python Flask, JWT Token</text:p>
                <text:p/>
              </text:list-item>
              <text:list-item>
                <text:p>Database – My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text-style-name="P6" draw:layer="layout" svg:width="24.599cm" svg:height="3.507cm" svg:x="2cm" svg:y="0.836cm" presentation:class="title" presentation:user-transformed="true">
          <draw:text-box>
            <text:p>Project Features</text:p>
          </draw:text-box>
        </draw:frame>
        <draw:frame presentation:style-name="pr6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r Login / Registration</text:p>
              </text:list-item>
              <text:list-item>
                <text:p>Listing and Details</text:p>
              </text:list-item>
              <text:list-item>
                <text:p>Filters – Location, Category, Price, Popularity</text:p>
              </text:list-item>
              <text:list-item>
                <text:p text:style-name="P7">Read / Write Reviews</text:p>
              </text:list-item>
              <text:list-item>
                <text:p>Book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text-style-name="P6" draw:layer="layout" svg:width="24.599cm" svg:height="3.507cm" svg:x="2cm" svg:y="0.836cm" presentation:class="title" presentation:user-transformed="true">
          <draw:text-box>
            <text:p>User Type</text:p>
          </draw:text-box>
        </draw:frame>
        <draw:frame presentation:style-name="pr6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Admin User</text:p>
                <text:p/>
              </text:list-item>
              <text:list-item>
                <text:p>Registered User</text:p>
                <text:p/>
              </text:list-item>
              <text:list-item>
                <text:p>Guests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text-style-name="P6" draw:layer="layout" svg:width="24.599cm" svg:height="3.507cm" svg:x="2cm" svg:y="0.836cm" presentation:class="title" presentation:user-transformed="true">
          <draw:text-box>
            <text:p>Coming Soon</text:p>
          </draw:text-box>
        </draw:frame>
        <draw:frame presentation:style-name="pr6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r Reviews</text:p>
              </text:list-item>
              <text:list-item>
                <text:p>Details</text:p>
              </text:list-item>
              <text:list-item>
                <text:p>Filters</text:p>
              </text:list-item>
              <text:list-item>
                <text:p>JWT Token</text:p>
              </text:list-item>
              <text:list-item>
                <text:p>Error Handling</text:p>
              </text:list-item>
              <text:list-item>
                <text:p>Security and Scalability</text:p>
              </text:list-item>
              <text:list-item>
                <text:p>API Formating</text:p>
              </text:list-item>
              <text:list-item>
                <text:p>API Documentation</text:p>
              </text:list-item>
              <text:list-item>
                <text:p>Handling Request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cm" svg:height="12.18cm" svg:x="2.63cm" svg:y="7.814cm" presentation:class="outline" presentation:user-transformed="true">
          <draw:text-box>
            <text:list text:style-name="L3">
              <text:list-header>
                <text:p><text:span text:style-name="T4">Project 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cm" svg:height="12.18cm" svg:x="2.63cm" svg:y="7.814cm" presentation:class="outline" presentation:user-transformed="true">
          <draw:text-box>
            <text:list text:style-name="L3">
              <text:list-header>
                <text:p><text:span text:style-name="T4">Thank You 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3:27:41.758537145</meta:creation-date>
    <meta:editing-duration>PT26M27S</meta:editing-duration>
    <meta:editing-cycles>6</meta:editing-cycles>
    <meta:generator>LibreOffice/6.4.6.2$Linux_X86_64 LibreOffice_project/40$Build-2</meta:generator>
    <dc:title>Impress</dc:title>
    <dc:date>2021-04-22T12:33:08.388686037</dc:date>
    <meta:document-statistic meta:object-count="65"/>
  </office:meta>
</office:document-meta>
</file>